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georgia" svg:font-family="georgia, palatino, serif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Heading_20_3"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officeooo:rsid="00141f17" officeooo:paragraph-rsid="0006ca38" style:font-name-asian="Segoe UI" style:font-size-asian="12pt" style:font-weight-asian="normal" style:font-name-complex="Tahoma" style:font-size-complex="12pt" style:font-weight-complex="normal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6" style:family="paragraph" style:parent-style-name="Text_20_body">
      <style:text-properties fo:font-variant="normal" fo:text-transform="none" style:font-name="Calibri" fo:font-size="12pt" fo:letter-spacing="normal" fo:font-style="normal" style:text-underline-style="none" fo:font-weight="normal" officeooo:rsid="00141f17" officeooo:paragraph-rsid="00158cde" style:font-name-asian="Segoe UI" style:font-size-asian="12pt" style:font-weight-asian="normal" style:font-name-complex="Tahoma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officeooo:rsid="00141f17" style:font-name-asian="Segoe UI" style:font-size-asian="12pt" style:font-weight-asian="normal" style:font-name-complex="Tahoma" style:font-size-complex="12pt" style:font-weight-complex="normal"/>
    </style:style>
    <style:style style:name="T14" style:family="text">
      <style:text-properties officeooo:rsid="000ca595"/>
    </style:style>
    <style:style style:name="T15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6" style:family="text">
      <style:text-properties officeooo:rsid="000d3009"/>
    </style:style>
    <style:style style:name="T17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7">N<text:span text:style-name="T3">ombre del alumno-a</text:span></text:p>
      <text:section text:style-name="Sect1" text:name="Sección1">
        <text:p text:style-name="P14"/>
      </text:section>
      <text:section text:style-name="Sect1" text:name="Sección4">
        <text:p text:style-name="P15"><text:s text:c="3"/>NOTA: Antes de nada, cumplimentar el nombre <text:span text:style-name="T4">completo</text:span> del alumno -<text:span text:style-name="T2">a</text:span> <text:s text:c="2"/></text:p>
      </text:section>
      <text:p text:style-name="P16"/>
      <text:p text:style-name="P8">OBJETIVOS</text:p>
      <text:p text:style-name="P10"/>
      <text:p text:style-name="P11">- <text:span text:style-name="T2">Conocer y habituarse a la metodología de trabajo, así como la plataforma CAMPUS DE LAS ENSEÑANZAS PROFESIONALES</text:span></text:p>
      <text:p text:style-name="P12"><text:span text:style-name="T2">- </text:span><text:span text:style-name="A1"><text:span text:style-name="T17">Selecciona las arquitecturas y tecnologías de programación sobre clientes Web, identificando y analizando las capacidades y características de cada una. </text:span></text:span><text:span text:style-name="A1"><text:span text:style-name="T15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16">DEW</text:span> en el equipo del profesor y accesible por red local.</text:h>
        </text:list-item>
        <text:list-item>
          <text:p text:style-name="P2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5">Software d<text:span text:style-name="T14">e desarrollo.</text:span></text:p>
        </text:list-item>
        <text:list-item>
          <text:p text:style-name="P27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3"/>
      <text:p text:style-name="P9">ENUNCIADO</text:p>
      <text:h text:style-name="P18" text:outline-level="3">Control de velocidad de un vehículo</text:h>
      <text:p text:style-name="Text_20_body">Imagina que estás programando un sistema de control de velocidad para un vehículo. El programa debe verificar si el vehículo está dentro de los límites de velocidad permitidos y generar alertas en función de la velocidad actual.</text:p>
      <text:h text:style-name="Heading_20_4" text:outline-level="4">Instrucciones:</text:h>
      <text:list text:style-name="L2">
        <text:list-item>
          <text:p text:style-name="P29">Define una variable <text:span text:style-name="Source_20_Text">velocidad</text:span> usando <text:span text:style-name="Source_20_Text">var</text:span>, que almacene un valor numérico que represente la velocidad del vehículo.</text:p>
        </text:list-item>
        <text:list-item>
          <text:p text:style-name="P29">Define una variable <text:span text:style-name="Source_20_Text">limiteVelocidad</text:span> usando <text:span text:style-name="Source_20_Text">let</text:span>, que represente el límite de velocidad permitido.</text:p>
        </text:list-item>
        <text:list-item>
          <text:p text:style-name="P29">Define una variable <text:span text:style-name="Source_20_Text">modoAlerta</text:span> usando <text:span text:style-name="Source_20_Text">let</text:span> de tipo booleano, que indique si se deben activar las alertas cuando la velocidad exceda cierto valor.</text:p>
        </text:list-item>
        <text:list-item>
          <text:p text:style-name="P29">Usa un condicional <text:span text:style-name="Source_20_Text">if</text:span> para verificar si la velocidad supera el límite y, si es así, imprime un mensaje que diga "Velocidad excedida".</text:p>
        </text:list-item>
        <text:list-item>
          <text:p text:style-name="P29">En caso contrario, imprime un mensaje que diga "Velocidad permitida".</text:p>
        </text:list-item>
        <text:list-item>
          <text:p text:style-name="P29">Si <text:span text:style-name="Source_20_Text">modoAlerta</text:span> está activado (es true) y la velocidad es mayor a 100 km/h, debes mostrar un mensaje adicional indicando "Alerta: Velocidad muy peligrosa".</text:p>
        </text:list-item>
        <text:list-item>
          <text:p text:style-name="P29">Utiliza un <text:span text:style-name="Source_20_Text">switch</text:span> para imprimir un mensaje según el rango de velocidad:</text:p>
          <text:list>
            <text:list-item>
              <text:p text:style-name="P29">Velocidad menor a 50: "Baja velocidad".</text:p>
            </text:list-item>
            <text:list-item>
              <text:p text:style-name="P29">Velocidad entre 50 y 80: "Velocidad moderada".</text:p>
            </text:list-item>
            <text:list-item>
              <text:p text:style-name="P29">Velocidad entre 80 y 120: "Alta velocidad".</text:p>
            </text:list-item>
            <text:list-item>
              <text:p text:style-name="P28">Velocidad mayor o igual a 120: "Velocidad extremadamente alta"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georgia" svg:font-family="georgia, palatino, serif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02T16:41:41.640000000</dc:date>
    <meta:editing-duration>PT37M50S</meta:editing-duration>
    <meta:editing-cycles>14</meta:editing-cycles>
    <meta:generator>LibreOffice/24.2.5.2$Windows_X86_64 LibreOffice_project/bffef4ea93e59bebbeaf7f431bb02b1a39ee8a59</meta:generator>
    <meta:document-statistic meta:table-count="1" meta:image-count="3" meta:object-count="0" meta:page-count="3" meta:paragraph-count="30" meta:word-count="339" meta:character-count="2119" meta:non-whitespace-character-count="1818"/>
  </office:meta>
</office:document-meta>
</file>